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63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5.9972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1.944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0.3772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23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1" table:print-ranges="Current.B1:Current.E35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7"/>
        <table:table-column table:style-name="co7" table:default-cell-style-name="ce17"/>
        <table:table-column table:style-name="co8" table:number-columns-repeated="244" table:default-cell-style-name="ce1"/>
        <table:table-column table:style-name="co8" table:number-columns-repeated="769" table:default-cell-style-name="ce23"/>
        <table:table-header-rows>
          <table:table-row table:style-name="ro1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402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1-05-10T09:35:54.6" calcext:value-type="date">
            <text:p>05/10/2021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<text:s/>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4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6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6" table:number-rows-repeated="1048171">
          <table:table-cell table:number-columns-repeated="1020"/>
        </table:table-row>
        <table:table-row table:style-name="ro7" table:number-rows-repeated="45">
          <table:table-cell table:number-columns-repeated="1020"/>
        </table:table-row>
        <table:table-row table:style-name="ro7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9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number:min-decimal-places="1" number:min-integer-digits="1" number:grouping="true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fill-character> </number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number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page-layout style:name="Mpm4">
      <style:page-layout-properties style:num-format="1" style:print-orientation="portrait" fo:margin-top="0in" fo:margin-bottom="0.5098in" fo:margin-left="1in" fo:margin-right="0in" style:first-page-number="continue" style:scale-to="70%" style:writing-mode="lr-tb"/>
      <style:header-style>
        <style:header-footer-properties fo:min-height="0.2953in" fo:margin-left="0in" fo:margin-right="0.748in" fo:margin-bottom="0.361in"/>
      </style:header-style>
      <style:footer-style>
        <style:header-footer-properties fo:min-height="0.2953in" fo:margin-left="0in" fo:margin-right="0.748in" fo:margin-top="0.222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9:35:32.6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1-05-10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1-05-10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21-05-10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1-05-10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m Haws</meta:initial-creator>
    <dc:date>2021-05-10T09:53:58.351000000</dc:date>
    <meta:editing-duration>P4DT19H6M46S</meta:editing-duration>
    <meta:editing-cycles>35</meta:editing-cycles>
    <meta:generator>LibreOffice/7.1.0.3$Windows_X86_64 LibreOffice_project/f6099ecf3d29644b5008cc8f48f42f4a40986e4c</meta:generator>
    <dc:creator>Tom Haws</dc:creator>
    <meta:document-statistic meta:table-count="4" meta:cell-count="2640" meta:object-count="0"/>
  </office:meta>
</office:document-meta>
</file>